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ab phase</text:p>
          </table:table-cell>
          <table:table-cell office:value-type="string" calcext:value-type="string">
            <text:p>stab vites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 mess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7-06-12" calcext:value-type="date">
            <text:p>12/06/17</text:p>
          </table:table-cell>
          <table:table-cell table:style-name="ce1" office:value-type="string" calcext:value-type="string">
            <text:p>sim1D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7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4" calcext:value-type="float">
            <text:p>0,4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table:number-columns-repeated="11"/>
          <table:table-cell table:style-name="ce2" office:value-type="string" calcext:value-type="string">
            <text:p>Pressure and xVelocityunstable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11" calcext:value-type="float">
            <text:p>0,11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10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2D07061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0.1*[.H10]" office:value-type="float" office:value="0.025" calcext:value-type="float">
            <text:p>0,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, see results in folder : no clear results, too big mes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0.1*[.H11]" office:value-type="float" office:value="0.025" calcext:value-type="float">
            <text:p>0,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0.01*[.H12]" office:value-type="float" office:value="0.0025" calcext:value-type="float">
            <text:p>0,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0.001*[.H13]" office:value-type="float" office:value="0.00025" calcext:value-type="float">
            <text:p>0,0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01*[.H14]" office:value-type="float" office:value="0.00025" calcext:value-type="float">
            <text:p>0,0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date" office:date-value="2017-06-13" calcext:value-type="date">
            <text:p>13/06/17</text:p>
          </table:table-cell>
          <table:table-cell office:value-type="string" calcext:value-type="string">
            <text:p>sim2D13061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0.01*[.H15]" office:value-type="float" office:value="0.0025" calcext:value-type="float">
            <text:p>0,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[.H18]" office:value-type="float" office:value="0.25" calcext:value-type="float">
            <text:p>0,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ns stab de la pahs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ans stab de la pahse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ns stab de la pahse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vec stab de 50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opped manually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abiliz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125" calcext:value-type="float">
            <text:p>0,125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,2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,01</text:p>
          </table:table-cell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3" office:value-type="time" office:time-value="PT16H49M00S" calcext:value-type="time">
            <text:p>16:49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m1D13061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,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,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4"/>
          <table:table-cell office:value-type="float" office:value="0.001" calcext:value-type="float">
            <text:p>0,001</text:p>
          </table:table-cell>
          <table:table-cell office:value-type="string" calcext:value-type="string">
            <text:p>stable et marche mais phase pas assez de pas pour se stabilisier au débu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im2Dk</text:p>
          </table:table-cell>
          <table:table-cell table:number-columns-repeated="12"/>
          <table:table-cell office:value-type="float" office:value="0.001" calcext:value-type="float">
            <text:p>0,001</text:p>
          </table:table-cell>
          <table:table-cell office:value-type="string" calcext:value-type="string">
            <text:p>stoppe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ssai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tabi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date" office:date-value="2017-06-22" calcext:value-type="date">
            <text:p>22/06/17</text:p>
          </table:table-cell>
          <table:table-cell office:value-type="string" calcext:value-type="string">
            <text:p>essai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pped manually because the phase would not change after stabilization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5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2,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tabi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ssai1</text:p>
          </table:table-cell>
          <table:table-cell office:value-type="float" office:value="0.8" calcext:value-type="float">
            <text:p>0,8</text:p>
          </table:table-cell>
          <table:table-cell table:number-columns-repeated="12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8,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date" office:date-value="2017-06-23" calcext:value-type="date">
            <text:p>23/06/17</text:p>
          </table:table-cell>
          <table:table-cell office:value-type="string" calcext:value-type="string">
            <text:p>randtry</text:p>
          </table:table-cell>
          <table:table-cell office:value-type="float" office:value="0.8" calcext:value-type="float">
            <text:p>0,8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/00/0000</text:date>, <text:time style:data-style-name="N2" text:time-value="16:52:00.920796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46:48.328203558</meta:creation-date>
    <dc:date>2017-06-24T14:59:48.778687181</dc:date>
    <meta:editing-duration>P1DT8H11M49S</meta:editing-duration>
    <meta:editing-cycles>10</meta:editing-cycles>
    <meta:generator>LibreOffice/5.1.6.2$Linux_X86_64 LibreOffice_project/10m0$Build-2</meta:generator>
    <meta:document-statistic meta:table-count="1" meta:cell-count="375" meta:object-count="0"/>
  </office:meta>
</office:document-meta>
</file>